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Pictures/2000000A000000FD000000FDA695A4B6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FD000000FDA695A4B6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1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DejaVu Sans" style:font-name-asian="DejaVu Sans1" style:font-name-complex="DejaVu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QueueGenerationPolicy3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317228464419476" calcext:value-type="float">
            <text:p>0.32</text:p>
          </table:table-cell>
          <table:table-cell office:value-type="float" office:value="0.0352476071577195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49231884057971" calcext:value-type="float">
            <text:p>0.49</text:p>
          </table:table-cell>
          <table:table-cell office:value-type="float" office:value="0.0547020933977456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763470319634703" calcext:value-type="float">
            <text:p>0.76</text:p>
          </table:table-cell>
          <table:table-cell office:value-type="float" office:value="0.084830035514967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0.637869822485207" calcext:value-type="float">
            <text:p>0.64</text:p>
          </table:table-cell>
          <table:table-cell office:value-type="float" office:value="0.0708744247205786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0.785333333333333" calcext:value-type="float">
            <text:p>0.79</text:p>
          </table:table-cell>
          <table:table-cell office:value-type="float" office:value="0.0872592592592592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29885057471264" calcext:value-type="float">
            <text:p>1.30</text:p>
          </table:table-cell>
          <table:table-cell office:value-type="float" office:value="0.144316730523627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08283828382838" calcext:value-type="float">
            <text:p>1.08</text:p>
          </table:table-cell>
          <table:table-cell office:value-type="float" office:value="0.1203153648698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2.01515151515152" calcext:value-type="float">
            <text:p>2.02</text:p>
          </table:table-cell>
          <table:table-cell office:value-type="float" office:value="0.223905723905724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50495495495496" calcext:value-type="float">
            <text:p>1.50</text:p>
          </table:table-cell>
          <table:table-cell office:value-type="float" office:value="0.167217217217217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5.59666666666667" calcext:value-type="float">
            <text:p>5.60</text:p>
          </table:table-cell>
          <table:table-cell office:value-type="float" office:value="0.621851851851852" calcext:value-type="float">
            <text:p>0.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211599745060548" calcext:value-type="float">
            <text:p>0.21</text:p>
          </table:table-cell>
          <table:table-cell office:value-type="float" office:value="0.0235110827845053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246409674981104" calcext:value-type="float">
            <text:p>0.25</text:p>
          </table:table-cell>
          <table:table-cell office:value-type="float" office:value="0.0273788527756782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427901234567901" calcext:value-type="float">
            <text:p>0.43</text:p>
          </table:table-cell>
          <table:table-cell office:value-type="float" office:value="0.0475445816186557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429244114002478" calcext:value-type="float">
            <text:p>0.43</text:p>
          </table:table-cell>
          <table:table-cell office:value-type="float" office:value="0.0476937904447198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835433070866142" calcext:value-type="float">
            <text:p>0.84</text:p>
          </table:table-cell>
          <table:table-cell office:value-type="float" office:value="0.0928258967629047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07345679012346" calcext:value-type="float">
            <text:p>1.07</text:p>
          </table:table-cell>
          <table:table-cell office:value-type="float" office:value="0.119272976680384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61127450980392" calcext:value-type="float">
            <text:p>1.61</text:p>
          </table:table-cell>
          <table:table-cell office:value-type="float" office:value="0.179030501089325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37818930041152" calcext:value-type="float">
            <text:p>1.38</text:p>
          </table:table-cell>
          <table:table-cell office:value-type="float" office:value="0.153132144490169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40970464135021" calcext:value-type="float">
            <text:p>1.41</text:p>
          </table:table-cell>
          <table:table-cell office:value-type="float" office:value="0.156633849038912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3.47291666666667" calcext:value-type="float">
            <text:p>3.47</text:p>
          </table:table-cell>
          <table:table-cell office:value-type="float" office:value="0.38587962962963" calcext:value-type="float">
            <text:p>0.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AdvanceNeighbourScheduler duplex; no io_cpu; scale 1: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</text:p>
          </table:table-cell>
          <table:table-cell office:value-type="string" calcext:value-type="string">
            <text:p>ef</text:p>
          </table:table-cell>
          <table:table-cell table:number-columns-repeated="1022"/>
        </table:table-row>
        <table:table-row table:style-name="ro1">
          <table:table-cell office:value-type="float" office:value="0.333432835820896" calcext:value-type="float">
            <text:p>0.33</text:p>
          </table:table-cell>
          <table:table-cell office:value-type="float" office:value="0.037048092868988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455330634278003" calcext:value-type="float">
            <text:p>0.46</text:p>
          </table:table-cell>
          <table:table-cell office:value-type="float" office:value="0.0505922926975559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44859437751004" calcext:value-type="float">
            <text:p>0.45</text:p>
          </table:table-cell>
          <table:table-cell office:value-type="float" office:value="0.0498438197233378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721581196581196" calcext:value-type="float">
            <text:p>0.72</text:p>
          </table:table-cell>
          <table:table-cell office:value-type="float" office:value="0.0801756885090219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0.928455284552845" calcext:value-type="float">
            <text:p>0.93</text:p>
          </table:table-cell>
          <table:table-cell office:value-type="float" office:value="0.10316169828365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1.07371794871795" calcext:value-type="float">
            <text:p>1.07</text:p>
          </table:table-cell>
          <table:table-cell office:value-type="float" office:value="0.119301994301994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5232067510549" calcext:value-type="float">
            <text:p>1.45</text:p>
          </table:table-cell>
          <table:table-cell office:value-type="float" office:value="0.161368963900609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46306306306306" calcext:value-type="float">
            <text:p>1.46</text:p>
          </table:table-cell>
          <table:table-cell office:value-type="float" office:value="0.162562562562563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8235294117647" calcext:value-type="float">
            <text:p>1.68</text:p>
          </table:table-cell>
          <table:table-cell office:value-type="float" office:value="0.186928104575163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3.84597701149425" calcext:value-type="float">
            <text:p>3.85</text:p>
          </table:table-cell>
          <table:table-cell office:value-type="float" office:value="0.427330779054917" calcext:value-type="float">
            <text:p>0.4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QueueGenerationPolicy3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237729257641921" calcext:value-type="float">
            <text:p>0.24</text:p>
          </table:table-cell>
          <table:table-cell office:value-type="float" office:value="0.0264143619602135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71425" calcext:value-type="float">
            <text:p>0.71</text:p>
          </table:table-cell>
          <table:table-cell office:value-type="float" office:value="0.0793611111111111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1318" calcext:value-type="float">
            <text:p>1.13</text:p>
          </table:table-cell>
          <table:table-cell office:value-type="float" office:value="0.125755555555556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19157894736842" calcext:value-type="float">
            <text:p>1.19</text:p>
          </table:table-cell>
          <table:table-cell office:value-type="float" office:value="0.132397660818713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05603773584906" calcext:value-type="float">
            <text:p>1.06</text:p>
          </table:table-cell>
          <table:table-cell office:value-type="float" office:value="0.117337526205451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58457142857143" calcext:value-type="float">
            <text:p>1.58</text:p>
          </table:table-cell>
          <table:table-cell office:value-type="float" office:value="0.176063492063492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2105376344086" calcext:value-type="float">
            <text:p>1.21</text:p>
          </table:table-cell>
          <table:table-cell office:value-type="float" office:value="0.134504181600956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2.24807692307692" calcext:value-type="float">
            <text:p>2.25</text:p>
          </table:table-cell>
          <table:table-cell office:value-type="float" office:value="0.2497863247863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5216" calcext:value-type="float">
            <text:p>1.52</text:p>
          </table:table-cell>
          <table:table-cell office:value-type="float" office:value="0.169066666666667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316574585635359" calcext:value-type="float">
            <text:p>0.32</text:p>
          </table:table-cell>
          <table:table-cell office:value-type="float" office:value="0.0351749539594844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557766990291262" calcext:value-type="float">
            <text:p>0.56</text:p>
          </table:table-cell>
          <table:table-cell office:value-type="float" office:value="0.0619741100323625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1.11392156862745" calcext:value-type="float">
            <text:p>1.11</text:p>
          </table:table-cell>
          <table:table-cell office:value-type="float" office:value="0.123769063180828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0750495049505" calcext:value-type="float">
            <text:p>1.08</text:p>
          </table:table-cell>
          <table:table-cell office:value-type="float" office:value="0.119449944994499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41358024691358" calcext:value-type="float">
            <text:p>1.41</text:p>
          </table:table-cell>
          <table:table-cell office:value-type="float" office:value="0.157064471879287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0571428571429" calcext:value-type="float">
            <text:p>1.61</text:p>
          </table:table-cell>
          <table:table-cell office:value-type="float" office:value="0.17841269841269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00342342342342" calcext:value-type="float">
            <text:p>1.00</text:p>
          </table:table-cell>
          <table:table-cell office:value-type="float" office:value="0.111491491491492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28022471910112" calcext:value-type="float">
            <text:p>1.28</text:p>
          </table:table-cell>
          <table:table-cell office:value-type="float" office:value="0.142247191011236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66969696969697" calcext:value-type="float">
            <text:p>1.67</text:p>
          </table:table-cell>
          <table:table-cell office:value-type="float" office:value="0.185521885521885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4.5192" calcext:value-type="float">
            <text:p>4.52</text:p>
          </table:table-cell>
          <table:table-cell office:value-type="float" office:value="0.502133333333333" calcext:value-type="float">
            <text:p>0.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ModellingNeighbourScheduler duplex; no io_cpu; scale 1:1</text:p>
          </table:table-cell>
          <table:table-cell table:number-columns-repeated="1023"/>
        </table:table-row>
        <table:table-row table:style-name="ro1">
          <table:table-cell office:value-type="float" office:value="0.643333333333333" calcext:value-type="float">
            <text:p>0.64</text:p>
          </table:table-cell>
          <table:table-cell office:value-type="float" office:value="0.0714814814814815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0.737162162162162" calcext:value-type="float">
            <text:p>0.74</text:p>
          </table:table-cell>
          <table:table-cell office:value-type="float" office:value="0.0819069069069069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03685185185185" calcext:value-type="float">
            <text:p>1.04</text:p>
          </table:table-cell>
          <table:table-cell office:value-type="float" office:value="0.11520576131687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0.946034482758621" calcext:value-type="float">
            <text:p>0.95</text:p>
          </table:table-cell>
          <table:table-cell office:value-type="float" office:value="0.105114942528736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22755555555556" calcext:value-type="float">
            <text:p>1.23</text:p>
          </table:table-cell>
          <table:table-cell office:value-type="float" office:value="0.136395061728395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05596330275229" calcext:value-type="float">
            <text:p>1.06</text:p>
          </table:table-cell>
          <table:table-cell office:value-type="float" office:value="0.117329255861366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26022988505747" calcext:value-type="float">
            <text:p>1.26</text:p>
          </table:table-cell>
          <table:table-cell office:value-type="float" office:value="0.140025542784163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944" calcext:value-type="float">
            <text:p>1.49</text:p>
          </table:table-cell>
          <table:table-cell office:value-type="float" office:value="0.166044444444444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2.56844444444444" calcext:value-type="float">
            <text:p>2.57</text:p>
          </table:table-cell>
          <table:table-cell office:value-type="float" office:value="0.285382716049383" calcext:value-type="float">
            <text:p>0.29</text:p>
          </table:table-cell>
          <table:table-cell table:number-columns-repeated="1022"/>
        </table:table-row>
        <table:table-row table:style-name="ro1">
          <table:table-cell office:value-type="float" office:value="4.78347826086957" calcext:value-type="float">
            <text:p>4.78</text:p>
          </table:table-cell>
          <table:table-cell office:value-type="float" office:value="0.531497584541063" calcext:value-type="float">
            <text:p>0.5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o_cpu = Tru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QueueGenerationPolicy3 ModellingNeighbourScheduler duplex; io_cpu; scale 1:1</text:p>
          </table:table-cell>
          <table:table-cell table:style-name="ce2"/>
          <table:table-cell table:style-name="ce3" table:number-columns-repeated="1022"/>
        </table:table-row>
        <table:table-row table:style-name="ro1">
          <table:table-cell office:value-type="float" office:value="0.370198675496689" calcext:value-type="float">
            <text:p>0.37</text:p>
          </table:table-cell>
          <table:table-cell office:value-type="float" office:value="0.0411331861662988" calcext:value-type="float">
            <text:p>0.04</text:p>
          </table:table-cell>
          <table:table-cell table:number-columns-repeated="1022"/>
        </table:table-row>
        <table:table-row table:style-name="ro1">
          <table:table-cell office:value-type="float" office:value="0.733670886075949" calcext:value-type="float">
            <text:p>0.73</text:p>
          </table:table-cell>
          <table:table-cell office:value-type="float" office:value="0.0815189873417722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1.01798165137615" calcext:value-type="float">
            <text:p>1.02</text:p>
          </table:table-cell>
          <table:table-cell office:value-type="float" office:value="0.113109072375127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2.09963636363636" calcext:value-type="float">
            <text:p>2.10</text:p>
          </table:table-cell>
          <table:table-cell office:value-type="float" office:value="0.233292929292929" calcext:value-type="float">
            <text:p>0.23</text:p>
          </table:table-cell>
          <table:table-cell table:number-columns-repeated="1022"/>
        </table:table-row>
        <table:table-row table:style-name="ro1">
          <table:table-cell office:value-type="float" office:value="2.17686274509804" calcext:value-type="float">
            <text:p>2.18</text:p>
          </table:table-cell>
          <table:table-cell office:value-type="float" office:value="0.241873638344227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1.76857142857143" calcext:value-type="float">
            <text:p>1.77</text:p>
          </table:table-cell>
          <table:table-cell office:value-type="float" office:value="0.196507936507937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2.00561403508772" calcext:value-type="float">
            <text:p>2.01</text:p>
          </table:table-cell>
          <table:table-cell office:value-type="float" office:value="0.22284600389863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173333333333333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2.14452830188679" calcext:value-type="float">
            <text:p>2.14</text:p>
          </table:table-cell>
          <table:table-cell office:value-type="float" office:value="0.238280922431866" calcext:value-type="float">
            <text:p>0.24</text:p>
          </table:table-cell>
          <table:table-cell table:number-columns-repeated="1022"/>
        </table:table-row>
        <table:table-row table:style-name="ro1">
          <table:table-cell office:value-type="float" office:value="3.95714285714286" calcext:value-type="float">
            <text:p>3.96</text:p>
          </table:table-cell>
          <table:table-cell office:value-type="float" office:value="0.43968253968254" calcext:value-type="float">
            <text:p>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Modelling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440629921259843" calcext:value-type="float">
            <text:p>0.44</text:p>
          </table:table-cell>
          <table:table-cell office:value-type="float" office:value="0.048958880139982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0.864732824427481" calcext:value-type="float">
            <text:p>0.86</text:p>
          </table:table-cell>
          <table:table-cell office:value-type="float" office:value="0.0960814249363868" calcext:value-type="float">
            <text:p>0.10</text:p>
          </table:table-cell>
          <table:table-cell table:number-columns-repeated="1022"/>
        </table:table-row>
        <table:table-row table:style-name="ro1">
          <table:table-cell office:value-type="float" office:value="0.853846153846154" calcext:value-type="float">
            <text:p>0.85</text:p>
          </table:table-cell>
          <table:table-cell office:value-type="float" office:value="0.0948717948717948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92896551724138" calcext:value-type="float">
            <text:p>1.93</text:p>
          </table:table-cell>
          <table:table-cell office:value-type="float" office:value="0.214329501915709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3833734939759" calcext:value-type="float">
            <text:p>1.38</text:p>
          </table:table-cell>
          <table:table-cell office:value-type="float" office:value="0.153708165997323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.55090909090909" calcext:value-type="float">
            <text:p>2.55</text:p>
          </table:table-cell>
          <table:table-cell office:value-type="float" office:value="0.283434343434343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48977777777778" calcext:value-type="float">
            <text:p>2.49</text:p>
          </table:table-cell>
          <table:table-cell office:value-type="float" office:value="0.276641975308642" calcext:value-type="float">
            <text:p>0.28</text:p>
          </table:table-cell>
          <table:table-cell table:number-columns-repeated="1022"/>
        </table:table-row>
        <table:table-row table:style-name="ro1">
          <table:table-cell office:value-type="float" office:value="2.2588" calcext:value-type="float">
            <text:p>2.26</text:p>
          </table:table-cell>
          <table:table-cell office:value-type="float" office:value="0.250977777777778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93344827586207" calcext:value-type="float">
            <text:p>1.93</text:p>
          </table:table-cell>
          <table:table-cell office:value-type="float" office:value="0.214827586206897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351111111111111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Modelling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92378516624041" calcext:value-type="float">
            <text:p>0.29</text:p>
          </table:table-cell>
          <table:table-cell office:value-type="float" office:value="0.0324865018471157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774383561643836" calcext:value-type="float">
            <text:p>0.77</text:p>
          </table:table-cell>
          <table:table-cell office:value-type="float" office:value="0.0860426179604261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15897959183673" calcext:value-type="float">
            <text:p>1.16</text:p>
          </table:table-cell>
          <table:table-cell office:value-type="float" office:value="0.128775510204082" calcext:value-type="float">
            <text:p>0.13</text:p>
          </table:table-cell>
          <table:table-cell table:number-columns-repeated="1022"/>
        </table:table-row>
        <table:table-row table:style-name="ro1">
          <table:table-cell office:value-type="float" office:value="1.66328358208955" calcext:value-type="float">
            <text:p>1.66</text:p>
          </table:table-cell>
          <table:table-cell office:value-type="float" office:value="0.184809286898839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90068965517241" calcext:value-type="float">
            <text:p>1.90</text:p>
          </table:table-cell>
          <table:table-cell office:value-type="float" office:value="0.211187739463601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1.69558823529412" calcext:value-type="float">
            <text:p>1.70</text:p>
          </table:table-cell>
          <table:table-cell office:value-type="float" office:value="0.188398692810458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2.25294117647059" calcext:value-type="float">
            <text:p>2.25</text:p>
          </table:table-cell>
          <table:table-cell office:value-type="float" office:value="0.250326797385621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.74920634920635" calcext:value-type="float">
            <text:p>1.75</text:p>
          </table:table-cell>
          <table:table-cell office:value-type="float" office:value="0.194356261022928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1.41382716049383" calcext:value-type="float">
            <text:p>1.41</text:p>
          </table:table-cell>
          <table:table-cell office:value-type="float" office:value="0.157091906721536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5.569" calcext:value-type="float">
            <text:p>5.57</text:p>
          </table:table-cell>
          <table:table-cell office:value-type="float" office:value="0.618777777777778" calcext:value-type="float">
            <text:p>0.6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QueueGenerationPolicy3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170151515151515" calcext:value-type="float">
            <text:p>0.17</text:p>
          </table:table-cell>
          <table:table-cell office:value-type="float" office:value="0.0189057239057239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556649746192893" calcext:value-type="float">
            <text:p>0.56</text:p>
          </table:table-cell>
          <table:table-cell office:value-type="float" office:value="0.0618499717992104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0.833383458646616" calcext:value-type="float">
            <text:p>0.83</text:p>
          </table:table-cell>
          <table:table-cell office:value-type="float" office:value="0.0925981620718463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float" office:value="1.51918918918919" calcext:value-type="float">
            <text:p>1.52</text:p>
          </table:table-cell>
          <table:table-cell office:value-type="float" office:value="0.168798798798799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32837209302326" calcext:value-type="float">
            <text:p>1.33</text:p>
          </table:table-cell>
          <table:table-cell office:value-type="float" office:value="0.147596899224806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60735294117647" calcext:value-type="float">
            <text:p>1.61</text:p>
          </table:table-cell>
          <table:table-cell office:value-type="float" office:value="0.17859477124183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1.48961038961039" calcext:value-type="float">
            <text:p>1.49</text:p>
          </table:table-cell>
          <table:table-cell office:value-type="float" office:value="0.165512265512266" calcext:value-type="float">
            <text:p>0.17</text:p>
          </table:table-cell>
          <table:table-cell table:number-columns-repeated="1022"/>
        </table:table-row>
        <table:table-row table:style-name="ro1">
          <table:table-cell office:value-type="float" office:value="1.93448275862069" calcext:value-type="float">
            <text:p>1.93</text:p>
          </table:table-cell>
          <table:table-cell office:value-type="float" office:value="0.214942528735632" calcext:value-type="float">
            <text:p>0.21</text:p>
          </table:table-cell>
          <table:table-cell table:number-columns-repeated="1022"/>
        </table:table-row>
        <table:table-row table:style-name="ro1">
          <table:table-cell office:value-type="float" office:value="2.34297872340425" calcext:value-type="float">
            <text:p>2.34</text:p>
          </table:table-cell>
          <table:table-cell office:value-type="float" office:value="0.260330969267139" calcext:value-type="float">
            <text:p>0.26</text:p>
          </table:table-cell>
          <table:table-cell table:number-columns-repeated="1022"/>
        </table:table-row>
        <table:table-row table:style-name="ro1">
          <table:table-cell office:value-type="float" office:value="5.483" calcext:value-type="float">
            <text:p>5.48</text:p>
          </table:table-cell>
          <table:table-cell office:value-type="float" office:value="0.609222222222222" calcext:value-type="float">
            <text:p>0.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4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16271844660194" calcext:value-type="float">
            <text:p>0.22</text:p>
          </table:table-cell>
          <table:table-cell office:value-type="float" office:value="0.0240302049622438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float" office:value="0.558181818181818" calcext:value-type="float">
            <text:p>0.56</text:p>
          </table:table-cell>
          <table:table-cell office:value-type="float" office:value="0.062020202020202" calcext:value-type="float">
            <text:p>0.06</text:p>
          </table:table-cell>
          <table:table-cell table:number-columns-repeated="1022"/>
        </table:table-row>
        <table:table-row table:style-name="ro1">
          <table:table-cell office:value-type="float" office:value="0.976869565217391" calcext:value-type="float">
            <text:p>0.98</text:p>
          </table:table-cell>
          <table:table-cell office:value-type="float" office:value="0.108541062801932" calcext:value-type="float">
            <text:p>0.11</text:p>
          </table:table-cell>
          <table:table-cell table:number-columns-repeated="1022"/>
        </table:table-row>
        <table:table-row table:style-name="ro1">
          <table:table-cell office:value-type="float" office:value="1.40925" calcext:value-type="float">
            <text:p>1.41</text:p>
          </table:table-cell>
          <table:table-cell office:value-type="float" office:value="0.156583333333333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08647058823529" calcext:value-type="float">
            <text:p>1.09</text:p>
          </table:table-cell>
          <table:table-cell office:value-type="float" office:value="0.120718954248366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39146341463415" calcext:value-type="float">
            <text:p>1.39</text:p>
          </table:table-cell>
          <table:table-cell office:value-type="float" office:value="0.154607046070461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22042553191489" calcext:value-type="float">
            <text:p>1.22</text:p>
          </table:table-cell>
          <table:table-cell office:value-type="float" office:value="0.135602836879433" calcext:value-type="float">
            <text:p>0.14</text:p>
          </table:table-cell>
          <table:table-cell table:number-columns-repeated="1022"/>
        </table:table-row>
        <table:table-row table:style-name="ro1">
          <table:table-cell office:value-type="float" office:value="1.47815789473684" calcext:value-type="float">
            <text:p>1.48</text:p>
          </table:table-cell>
          <table:table-cell office:value-type="float" office:value="0.164239766081871" calcext:value-type="float">
            <text:p>0.16</text:p>
          </table:table-cell>
          <table:table-cell table:number-columns-repeated="1022"/>
        </table:table-row>
        <table:table-row table:style-name="ro1">
          <table:table-cell office:value-type="float" office:value="1.66529411764706" calcext:value-type="float">
            <text:p>1.67</text:p>
          </table:table-cell>
          <table:table-cell office:value-type="float" office:value="0.185032679738562" calcext:value-type="float">
            <text:p>0.19</text:p>
          </table:table-cell>
          <table:table-cell table:number-columns-repeated="1022"/>
        </table:table-row>
        <table:table-row table:style-name="ro1">
          <table:table-cell office:value-type="float" office:value="3.87655172413793" calcext:value-type="float">
            <text:p>3.88</text:p>
          </table:table-cell>
          <table:table-cell office:value-type="float" office:value="0.430727969348659" calcext:value-type="float">
            <text:p>0.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eueGenerationPolicy16 AdvanceNeighbourScheduler duplex; io_cpu; scale 1:1</text:p>
          </table:table-cell>
          <table:table-cell table:number-columns-repeated="1023"/>
        </table:table-row>
        <table:table-row table:style-name="ro1">
          <table:table-cell office:value-type="float" office:value="0.22808" calcext:value-type="float">
            <text:p>0.23</text:p>
          </table:table-cell>
          <table:table-cell office:value-type="float" office:value="0.0253422222222222" calcext:value-type="float">
            <text:p>0.03</text:p>
          </table:table-cell>
          <table:table-cell table:number-columns-repeated="1022"/>
        </table:table-row>
        <table:table-row table:style-name="ro1">
          <table:table-cell office:value-type="float" office:value="0.590160427807487" calcext:value-type="float">
            <text:p>0.59</text:p>
          </table:table-cell>
          <table:table-cell office:value-type="float" office:value="0.0655733808674985" calcext:value-type="float">
            <text:p>0.07</text:p>
          </table:table-cell>
          <table:table-cell table:number-columns-repeated="1022"/>
        </table:table-row>
        <table:table-row table:style-name="ro1">
          <table:table-cell office:value-type="float" office:value="1.0676" calcext:value-type="float">
            <text:p>1.07</text:p>
          </table:table-cell>
          <table:table-cell office:value-type="float" office:value="0.118622222222222" calcext:value-type="float">
            <text:p>0.12</text:p>
          </table:table-cell>
          <table:table-cell table:number-columns-repeated="1022"/>
        </table:table-row>
        <table:table-row table:style-name="ro1">
          <table:table-cell office:value-type="float" office:value="1.32367816091954" calcext:value-type="float">
            <text:p>1.32</text:p>
          </table:table-cell>
          <table:table-cell office:value-type="float" office:value="0.147075351213282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1.78984615384615" calcext:value-type="float">
            <text:p>1.79</text:p>
          </table:table-cell>
          <table:table-cell office:value-type="float" office:value="0.198871794871795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79396825396825" calcext:value-type="float">
            <text:p>1.79</text:p>
          </table:table-cell>
          <table:table-cell office:value-type="float" office:value="0.199329805996473" calcext:value-type="float">
            <text:p>0.20</text:p>
          </table:table-cell>
          <table:table-cell table:number-columns-repeated="1022"/>
        </table:table-row>
        <table:table-row table:style-name="ro1">
          <table:table-cell office:value-type="float" office:value="1.97206896551724" calcext:value-type="float">
            <text:p>1.97</text:p>
          </table:table-cell>
          <table:table-cell office:value-type="float" office:value="0.21911877394636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1.99428571428572" calcext:value-type="float">
            <text:p>1.99</text:p>
          </table:table-cell>
          <table:table-cell office:value-type="float" office:value="0.221587301587301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2.01259259259259" calcext:value-type="float">
            <text:p>2.01</text:p>
          </table:table-cell>
          <table:table-cell office:value-type="float" office:value="0.223621399176955" calcext:value-type="float">
            <text:p>0.22</text:p>
          </table:table-cell>
          <table:table-cell table:number-columns-repeated="1022"/>
        </table:table-row>
        <table:table-row table:style-name="ro1">
          <table:table-cell office:value-type="float" office:value="5.6778947368421" calcext:value-type="float">
            <text:p>5.68</text:p>
          </table:table-cell>
          <table:table-cell office:value-type="float" office:value="0.630877192982456" calcext:value-type="float">
            <text:p>0.63</text:p>
          </table:table-cell>
          <table:table-cell table:number-columns-repeated="1022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_io_cpu1" table:style-name="ta1">
        <table:shapes>
          <draw:frame draw:z-index="0" draw:style-name="gr1" draw:text-style-name="P1" svg:width="6.2988in" svg:height="3.5429in" svg:x="3.8287in" svg:y="3.072in">
            <draw:object draw:notify-on-update-of-ranges="no_io_cpu1.A4:no_io_cpu1.A12 no_io_cpu1.B3:no_io_cpu1.B3 no_io_cpu1.B4:no_io_cpu1.B12 no_io_cpu1.C3:no_io_cpu1.C3 no_io_cpu1.C4:no_io_cpu1.C12 no_io_cpu1.D3:no_io_cpu1.D3 no_io_cpu1.D4:no_io_cpu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173in" svg:y="3.1945in">
            <draw:object draw:notify-on-update-of-ranges="no_io_cpu1.F4:no_io_cpu1.F12 no_io_cpu1.G3:no_io_cpu1.G3 no_io_cpu1.G4:no_io_cpu1.G12 no_io_cpu1.H3:no_io_cpu1.H3 no_io_cpu1.H4:no_io_cpu1.H12 no_io_cpu1.I3:no_io_cpu1.I3 no_io_cpu1.I4:no_io_cpu1.I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8.0398in" svg:y="0.3949in">
            <draw:object draw:notify-on-update-of-ranges="no_io_cpu1.A4:no_io_cpu1.A12 no_io_cpu1.B3:no_io_cpu1.B3 no_io_cpu1.B4:no_io_cpu1.B12 no_io_cpu1.C3:no_io_cpu1.C3 no_io_cpu1.C4:no_io_cpu1.C12 no_io_cpu1.D3:no_io_cpu1.D3 no_io_cpu1.D4:no_io_cpu1.D12 no_io_cpu1.G3:no_io_cpu1.G3 no_io_cpu1.G4:no_io_cpu1.G12 no_io_cpu1.H3:no_io_cpu1.H3 no_io_cpu1.H4:no_io_cpu1.H12 no_io_cpu1.I3:no_io_cpu1.I3 no_io_cpu1.I4:no_io_cpu1.I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4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1"/>
        <table:table-row table:style-name="ro1">
          <table:table-cell table:style-name="Default" office:value-type="string" calcext:value-type="string">
            <text:p>duplex; no io_cpu; scale 1: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dvanceNeighbourScheduler</text:p>
          </table:table-cell>
          <table:table-cell table:number-columns-repeated="4"/>
          <table:table-cell table:style-name="ce4" office:value-type="string" calcext:value-type="string">
            <text:p>ModellingNeighbourScheduler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s q3</text:p>
          </table:table-cell>
          <table:table-cell office:value-type="string" calcext:value-type="string">
            <text:p>Ans q4</text:p>
          </table:table-cell>
          <table:table-cell office:value-type="string" calcext:value-type="string">
            <text:p>Ans q16</text:p>
          </table:table-cell>
          <table:table-cell table:number-columns-repeated="2"/>
          <table:table-cell table:style-name="Default" office:value-type="string" calcext:value-type="string">
            <text:p>Mns q3</text:p>
          </table:table-cell>
          <table:table-cell table:style-name="Default" office:value-type="string" calcext:value-type="string">
            <text:p>Mns q4</text:p>
          </table:table-cell>
          <table:table-cell table:style-name="Default" office:value-type="string" calcext:value-type="string">
            <text:p>Mns q16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0.136001642036125" calcext:value-type="float">
            <text:p>0.14</text:p>
          </table:table-cell>
          <table:table-cell office:value-type="float" office:value="0.211599745060548" calcext:value-type="float">
            <text:p>0.21</text:p>
          </table:table-cell>
          <table:table-cell office:value-type="float" office:value="0.333432835820896" calcext:value-type="float">
            <text:p>0.3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37729257641921" calcext:value-type="float">
            <text:p>0.24</text:p>
          </table:table-cell>
          <table:table-cell office:value-type="float" office:value="0.316574585635359" calcext:value-type="float">
            <text:p>0.32</text:p>
          </table:table-cell>
          <table:table-cell office:value-type="float" office:value="0.643333333333333" calcext:value-type="float">
            <text:p>0.64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0.474493927125506" calcext:value-type="float">
            <text:p>0.47</text:p>
          </table:table-cell>
          <table:table-cell office:value-type="float" office:value="0.246409674981104" calcext:value-type="float">
            <text:p>0.25</text:p>
          </table:table-cell>
          <table:table-cell office:value-type="float" office:value="0.455330634278003" calcext:value-type="float">
            <text:p>0.4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1425" calcext:value-type="float">
            <text:p>0.71</text:p>
          </table:table-cell>
          <table:table-cell office:value-type="float" office:value="0.557766990291262" calcext:value-type="float">
            <text:p>0.56</text:p>
          </table:table-cell>
          <table:table-cell office:value-type="float" office:value="0.737162162162162" calcext:value-type="float">
            <text:p>0.74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0.659722222222222" calcext:value-type="float">
            <text:p>0.66</text:p>
          </table:table-cell>
          <table:table-cell office:value-type="float" office:value="0.427901234567901" calcext:value-type="float">
            <text:p>0.43</text:p>
          </table:table-cell>
          <table:table-cell office:value-type="float" office:value="0.44859437751004" calcext:value-type="float">
            <text:p>0.45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1318" calcext:value-type="float">
            <text:p>1.13</text:p>
          </table:table-cell>
          <table:table-cell office:value-type="float" office:value="1.11392156862745" calcext:value-type="float">
            <text:p>1.11</text:p>
          </table:table-cell>
          <table:table-cell office:value-type="float" office:value="1.03685185185185" calcext:value-type="float">
            <text:p>1.04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0.552672955974843" calcext:value-type="float">
            <text:p>0.55</text:p>
          </table:table-cell>
          <table:table-cell office:value-type="float" office:value="0.429244114002478" calcext:value-type="float">
            <text:p>0.43</text:p>
          </table:table-cell>
          <table:table-cell office:value-type="float" office:value="0.721581196581196" calcext:value-type="float">
            <text:p>0.7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09157894736842" calcext:value-type="float">
            <text:p>1.09</text:p>
          </table:table-cell>
          <table:table-cell office:value-type="float" office:value="1.0750495049505" calcext:value-type="float">
            <text:p>1.08</text:p>
          </table:table-cell>
          <table:table-cell office:value-type="float" office:value="0.946034482758621" calcext:value-type="float">
            <text:p>0.95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.826119402985075" calcext:value-type="float">
            <text:p>0.83</text:p>
          </table:table-cell>
          <table:table-cell office:value-type="float" office:value="0.835433070866142" calcext:value-type="float">
            <text:p>0.84</text:p>
          </table:table-cell>
          <table:table-cell office:value-type="float" office:value="0.928455284552845" calcext:value-type="float">
            <text:p>0.9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05603773584906" calcext:value-type="float">
            <text:p>1.06</text:p>
          </table:table-cell>
          <table:table-cell office:value-type="float" office:value="1.41358024691358" calcext:value-type="float">
            <text:p>1.41</text:p>
          </table:table-cell>
          <table:table-cell office:value-type="float" office:value="1.22755555555556" calcext:value-type="float">
            <text:p>1.23</text:p>
          </table:table-cell>
        </table:table-row>
        <table:table-row table:style-name="ro1">
          <table:table-cell office:value-type="float" office:value="0.6" calcext:value-type="float">
            <text:p>0.60</text:p>
          </table:table-cell>
          <table:table-cell office:value-type="float" office:value="1.42827004219409" calcext:value-type="float">
            <text:p>1.43</text:p>
          </table:table-cell>
          <table:table-cell office:value-type="float" office:value="1.07345679012346" calcext:value-type="float">
            <text:p>1.07</text:p>
          </table:table-cell>
          <table:table-cell office:value-type="float" office:value="1.07371794871795" calcext:value-type="float">
            <text:p>1.0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58457142857143" calcext:value-type="float">
            <text:p>1.58</text:p>
          </table:table-cell>
          <table:table-cell office:value-type="float" office:value="1.60571428571429" calcext:value-type="float">
            <text:p>1.61</text:p>
          </table:table-cell>
          <table:table-cell office:value-type="float" office:value="1.05596330275229" calcext:value-type="float">
            <text:p>1.06</text:p>
          </table:table-cell>
        </table:table-row>
        <table:table-row table:style-name="ro1">
          <table:table-cell office:value-type="float" office:value="0.7" calcext:value-type="float">
            <text:p>0.70</text:p>
          </table:table-cell>
          <table:table-cell office:value-type="float" office:value="1.75555555555556" calcext:value-type="float">
            <text:p>1.76</text:p>
          </table:table-cell>
          <table:table-cell office:value-type="float" office:value="1.61127450980392" calcext:value-type="float">
            <text:p>1.61</text:p>
          </table:table-cell>
          <table:table-cell office:value-type="float" office:value="1.45232067510549" calcext:value-type="float">
            <text:p>1.45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.2105376344086" calcext:value-type="float">
            <text:p>1.21</text:p>
          </table:table-cell>
          <table:table-cell office:value-type="float" office:value="1.00342342342342" calcext:value-type="float">
            <text:p>1.00</text:p>
          </table:table-cell>
          <table:table-cell office:value-type="float" office:value="1.26022988505747" calcext:value-type="float">
            <text:p>1.26</text:p>
          </table:table-cell>
        </table:table-row>
        <table:table-row table:style-name="ro1">
          <table:table-cell office:value-type="float" office:value="0.8" calcext:value-type="float">
            <text:p>0.80</text:p>
          </table:table-cell>
          <table:table-cell office:value-type="float" office:value="1.83719806763285" calcext:value-type="float">
            <text:p>1.84</text:p>
          </table:table-cell>
          <table:table-cell office:value-type="float" office:value="1.37818930041152" calcext:value-type="float">
            <text:p>1.38</text:p>
          </table:table-cell>
          <table:table-cell office:value-type="float" office:value="1.46306306306306" calcext:value-type="float">
            <text:p>1.46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84807692307692" calcext:value-type="float">
            <text:p>1.85</text:p>
          </table:table-cell>
          <table:table-cell office:value-type="float" office:value="1.28022471910112" calcext:value-type="float">
            <text:p>1.28</text:p>
          </table:table-cell>
          <table:table-cell office:value-type="float" office:value="1.4944" calcext:value-type="float">
            <text:p>1.49</text:p>
          </table:table-cell>
        </table:table-row>
        <table:table-row table:style-name="ro1">
          <table:table-cell office:value-type="float" office:value="0.9" calcext:value-type="float">
            <text:p>0.90</text:p>
          </table:table-cell>
          <table:table-cell office:value-type="float" office:value="2.48550724637681" calcext:value-type="float">
            <text:p>2.49</text:p>
          </table:table-cell>
          <table:table-cell office:value-type="float" office:value="1.40970464135021" calcext:value-type="float">
            <text:p>1.41</text:p>
          </table:table-cell>
          <table:table-cell office:value-type="float" office:value="1.68235294117647" calcext:value-type="float">
            <text:p>1.6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5216" calcext:value-type="float">
            <text:p>1.52</text:p>
          </table:table-cell>
          <table:table-cell office:value-type="float" office:value="1.66969696969697" calcext:value-type="float">
            <text:p>1.67</text:p>
          </table:table-cell>
          <table:table-cell office:value-type="float" office:value="2.56844444444444" calcext:value-type="float">
            <text:p>2.57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5.77017543859649" calcext:value-type="float">
            <text:p>5.77</text:p>
          </table:table-cell>
          <table:table-cell office:value-type="float" office:value="3.47291666666667" calcext:value-type="float">
            <text:p>3.47</text:p>
          </table:table-cell>
          <table:table-cell office:value-type="float" office:value="3.84597701149425" calcext:value-type="float">
            <text:p>3.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office:value-type="float" office:value="4.5192" calcext:value-type="float">
            <text:p>4.52</text:p>
          </table:table-cell>
          <table:table-cell office:value-type="float" office:value="4.78347826086957" calcext:value-type="float">
            <text:p>4.78</text:p>
          </table:table-cell>
        </table:table-row>
      </table:table>
      <table:table table:name="io_cpu1" table:style-name="ta1">
        <table:shapes>
          <draw:frame draw:z-index="0" draw:style-name="gr1" draw:text-style-name="P1" svg:width="6.2988in" svg:height="3.5429in" svg:x="3.8287in" svg:y="3.072in">
            <draw:object draw:notify-on-update-of-ranges="io_cpu1.A4:io_cpu1.A12 io_cpu1.B3:io_cpu1.B3 io_cpu1.B4:io_cpu1.B12 io_cpu1.C3:io_cpu1.C3 io_cpu1.C4:io_cpu1.C12 io_cpu1.D3:io_cpu1.D3 io_cpu1.D4:io_cpu1.D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10.2173in" svg:y="3.1945in">
            <draw:object draw:notify-on-update-of-ranges="io_cpu1.F4:io_cpu1.F12 io_cpu1.G3:io_cpu1.G3 io_cpu1.G4:io_cpu1.G12 io_cpu1.H3:io_cpu1.H3 io_cpu1.H4:io_cpu1.H12 io_cpu1.I3:io_cpu1.I3 io_cpu1.I4:io_cpu1.I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8.0398in" svg:y="0.3949in">
            <draw:object draw:notify-on-update-of-ranges="io_cpu1.A4:io_cpu1.A12 io_cpu1.B3:io_cpu1.B3 io_cpu1.B4:io_cpu1.B12 io_cpu1.C3:io_cpu1.C3 io_cpu1.C4:io_cpu1.C12 io_cpu1.D3:io_cpu1.D3 io_cpu1.D4:io_cpu1.D12 io_cpu1.G3:io_cpu1.G3 io_cpu1.G4:io_cpu1.G12 io_cpu1.H3:io_cpu1.H3 io_cpu1.H4:io_cpu1.H12 io_cpu1.I3:io_cpu1.I3 io_cpu1.I4:io_cpu1.I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3" table:number-columns-repeated="3" table:default-cell-style-name="ce1"/>
        <table:table-column table:style-name="co3" table:number-columns-repeated="2" table:default-cell-style-name="Default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duplex; no io_cpu; scale 1:1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AdvanceNeighbourScheduler</text:p>
          </table:table-cell>
          <table:table-cell table:style-name="Default" table:number-columns-repeated="2"/>
          <table:table-cell table:number-columns-repeated="2"/>
          <table:table-cell table:style-name="ce4" office:value-type="string" calcext:value-type="string">
            <text:p>ModellingNeighbourScheduler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Ans q3</text:p>
          </table:table-cell>
          <table:table-cell table:style-name="Default" office:value-type="string" calcext:value-type="string">
            <text:p>Ans q4</text:p>
          </table:table-cell>
          <table:table-cell table:style-name="Default" office:value-type="string" calcext:value-type="string">
            <text:p>Ans q16</text:p>
          </table:table-cell>
          <table:table-cell table:number-columns-repeated="2"/>
          <table:table-cell table:style-name="Default" office:value-type="string" calcext:value-type="string">
            <text:p>Mns q3</text:p>
          </table:table-cell>
          <table:table-cell table:style-name="Default" office:value-type="string" calcext:value-type="string">
            <text:p>Mns q4</text:p>
          </table:table-cell>
          <table:table-cell table:style-name="Default" office:value-type="string" calcext:value-type="string">
            <text:p>Mns q1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170151515151515" calcext:value-type="float">
            <text:p>0.17</text:p>
          </table:table-cell>
          <table:table-cell office:value-type="float" office:value="0.216271844660194" calcext:value-type="float">
            <text:p>0.22</text:p>
          </table:table-cell>
          <table:table-cell office:value-type="float" office:value="0.22808" calcext:value-type="float">
            <text:p>0.2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70198675496689" calcext:value-type="float">
            <text:p>0.37</text:p>
          </table:table-cell>
          <table:table-cell office:value-type="float" office:value="0.440629921259843" calcext:value-type="float">
            <text:p>0.44</text:p>
          </table:table-cell>
          <table:table-cell office:value-type="float" office:value="0.292378516624041" calcext:value-type="float">
            <text:p>0.2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6649746192893" calcext:value-type="float">
            <text:p>0.56</text:p>
          </table:table-cell>
          <table:table-cell office:value-type="float" office:value="0.558181818181818" calcext:value-type="float">
            <text:p>0.56</text:p>
          </table:table-cell>
          <table:table-cell office:value-type="float" office:value="0.590160427807487" calcext:value-type="float">
            <text:p>0.59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33670886075949" calcext:value-type="float">
            <text:p>0.93</text:p>
          </table:table-cell>
          <table:table-cell office:value-type="float" office:value="0.864732824427481" calcext:value-type="float">
            <text:p>0.86</text:p>
          </table:table-cell>
          <table:table-cell office:value-type="float" office:value="0.774383561643836" calcext:value-type="float">
            <text:p>0.7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33383458646616" calcext:value-type="float">
            <text:p>0.83</text:p>
          </table:table-cell>
          <table:table-cell office:value-type="float" office:value="0.976869565217391" calcext:value-type="float">
            <text:p>0.98</text:p>
          </table:table-cell>
          <table:table-cell office:value-type="float" office:value="1.0676" calcext:value-type="float">
            <text:p>1.0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.31798165137615" calcext:value-type="float">
            <text:p>1.32</text:p>
          </table:table-cell>
          <table:table-cell office:value-type="float" office:value="0.853846153846154" calcext:value-type="float">
            <text:p>0.85</text:p>
          </table:table-cell>
          <table:table-cell office:value-type="float" office:value="1.15897959183673" calcext:value-type="float">
            <text:p>1.1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1918918918919" calcext:value-type="float">
            <text:p>1.52</text:p>
          </table:table-cell>
          <table:table-cell office:value-type="float" office:value="1.40925" calcext:value-type="float">
            <text:p>1.41</text:p>
          </table:table-cell>
          <table:table-cell office:value-type="float" office:value="1.32367816091954" calcext:value-type="float">
            <text:p>1.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.09963636363636" calcext:value-type="float">
            <text:p>2.10</text:p>
          </table:table-cell>
          <table:table-cell office:value-type="float" office:value="1.62896551724138" calcext:value-type="float">
            <text:p>1.63</text:p>
          </table:table-cell>
          <table:table-cell office:value-type="float" office:value="1.66328358208955" calcext:value-type="float">
            <text:p>1.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837209302326" calcext:value-type="float">
            <text:p>1.33</text:p>
          </table:table-cell>
          <table:table-cell office:value-type="float" office:value="1.08647058823529" calcext:value-type="float">
            <text:p>1.09</text:p>
          </table:table-cell>
          <table:table-cell office:value-type="float" office:value="1.78984615384615" calcext:value-type="float">
            <text:p>1.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17686274509804" calcext:value-type="float">
            <text:p>2.18</text:p>
          </table:table-cell>
          <table:table-cell office:value-type="float" office:value="1.9833734939759" calcext:value-type="float">
            <text:p>1.98</text:p>
          </table:table-cell>
          <table:table-cell office:value-type="float" office:value="1.90068965517241" calcext:value-type="float">
            <text:p>1.9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.60735294117647" calcext:value-type="float">
            <text:p>1.61</text:p>
          </table:table-cell>
          <table:table-cell office:value-type="float" office:value="1.39146341463415" calcext:value-type="float">
            <text:p>1.39</text:p>
          </table:table-cell>
          <table:table-cell office:value-type="float" office:value="1.79396825396825" calcext:value-type="float">
            <text:p>1.7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76857142857143" calcext:value-type="float">
            <text:p>1.77</text:p>
          </table:table-cell>
          <table:table-cell office:value-type="float" office:value="2.05090909090909" calcext:value-type="float">
            <text:p>2.05</text:p>
          </table:table-cell>
          <table:table-cell office:value-type="float" office:value="1.69558823529412" calcext:value-type="float">
            <text:p>1.7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961038961039" calcext:value-type="float">
            <text:p>1.49</text:p>
          </table:table-cell>
          <table:table-cell office:value-type="float" office:value="1.22042553191489" calcext:value-type="float">
            <text:p>1.22</text:p>
          </table:table-cell>
          <table:table-cell office:value-type="float" office:value="1.97206896551724" calcext:value-type="float">
            <text:p>1.9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.00561403508772" calcext:value-type="float">
            <text:p>2.01</text:p>
          </table:table-cell>
          <table:table-cell office:value-type="float" office:value="2.48977777777778" calcext:value-type="float">
            <text:p>2.49</text:p>
          </table:table-cell>
          <table:table-cell office:value-type="float" office:value="2.25294117647059" calcext:value-type="float">
            <text:p>2.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93448275862069" calcext:value-type="float">
            <text:p>1.93</text:p>
          </table:table-cell>
          <table:table-cell office:value-type="float" office:value="1.47815789473684" calcext:value-type="float">
            <text:p>1.48</text:p>
          </table:table-cell>
          <table:table-cell office:value-type="float" office:value="1.99428571428572" calcext:value-type="float">
            <text:p>1.9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56" calcext:value-type="float">
            <text:p>1.56</text:p>
          </table:table-cell>
          <table:table-cell office:value-type="float" office:value="2.2588" calcext:value-type="float">
            <text:p>2.26</text:p>
          </table:table-cell>
          <table:table-cell office:value-type="float" office:value="1.74920634920635" calcext:value-type="float">
            <text:p>1.7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34297872340425" calcext:value-type="float">
            <text:p>2.34</text:p>
          </table:table-cell>
          <table:table-cell office:value-type="float" office:value="1.66529411764706" calcext:value-type="float">
            <text:p>1.67</text:p>
          </table:table-cell>
          <table:table-cell office:value-type="float" office:value="2.01259259259259" calcext:value-type="float">
            <text:p>2.0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2.14452830188679" calcext:value-type="float">
            <text:p>2.14</text:p>
          </table:table-cell>
          <table:table-cell office:value-type="float" office:value="2.23344827586207" calcext:value-type="float">
            <text:p>2.23</text:p>
          </table:table-cell>
          <table:table-cell office:value-type="float" office:value="1.41382716049383" calcext:value-type="float">
            <text:p>1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83" calcext:value-type="float">
            <text:p>5.48</text:p>
          </table:table-cell>
          <table:table-cell office:value-type="float" office:value="3.87655172413793" calcext:value-type="float">
            <text:p>3.88</text:p>
          </table:table-cell>
          <table:table-cell office:value-type="float" office:value="5.6778947368421" calcext:value-type="float">
            <text:p>5.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95714285714286" calcext:value-type="float">
            <text:p>3.96</text:p>
          </table:table-cell>
          <table:table-cell office:value-type="float" office:value="3.16" calcext:value-type="float">
            <text:p>3.16</text:p>
          </table:table-cell>
          <table:table-cell office:value-type="float" office:value="5.569" calcext:value-type="float">
            <text:p>5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9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02:00:03.307803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Rader</meta:initial-creator>
    <meta:creation-date>2015-06-09T00:39:23.473282943</meta:creation-date>
    <dc:date>2015-06-09T03:24:42.434398691</dc:date>
    <dc:creator>Roman Rader</dc:creator>
    <meta:editing-duration>PT1H13M23S</meta:editing-duration>
    <meta:editing-cycles>8</meta:editing-cycles>
    <meta:generator>LibreOffice/4.3.7.2$Linux_X86_64 LibreOffice_project/430m0$Build-2</meta:generator>
    <meta:document-statistic meta:table-count="3" meta:cell-count="4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no_io_cpu1.A3:no_io_cpu1.D12" chart:data-source-has-labels="both" svg:x="0.32cm" svg:y="0.18cm" svg:width="12.64cm" svg:height="8.64cm">
          <chartooo:coordinate-region svg:x="1.1cm" svg:y="0.379cm" svg:width="11.594cm" svg:height="7.794cm"/>
          <chart:axis chart:dimension="x" chart:name="primary-x" chart:style-name="ch4" chartooo:axis-type="auto">
            <chartooo:date-scale/>
            <chart:categories table:cell-range-address="no_io_cpu1.A4:no_io_cpu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_io_cpu1.B4:no_io_cpu1.B12" chart:label-cell-address="no_io_cpu1.B3:no_io_cpu1.B3" chart:class="chart:line">
            <chart:data-point chart:repeated="9"/>
          </chart:series>
          <chart:series chart:style-name="ch7" chart:values-cell-range-address="no_io_cpu1.C4:no_io_cpu1.C12" chart:label-cell-address="no_io_cpu1.C3:no_io_cpu1.C3" chart:class="chart:line">
            <chart:data-point chart:repeated="9"/>
          </chart:series>
          <chart:series chart:style-name="ch8" chart:values-cell-range-address="no_io_cpu1.D4:no_io_cpu1.D12" chart:label-cell-address="no_io_cpu1.D3:no_io_cpu1.D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no_io_cpu1.B3:no_io_cpu1.B3</svg:desc>
                </draw:g>
              </table:table-cell>
              <table:table-cell office:value-type="string">
                <text:p>Ans q4</text:p>
                <draw:g>
                  <svg:desc>no_io_cpu1.C3:no_io_cpu1.C3</svg:desc>
                </draw:g>
              </table:table-cell>
              <table:table-cell office:value-type="string">
                <text:p>Ans q16</text:p>
                <draw:g>
                  <svg:desc>no_io_cpu1.D3:no_io_cpu1.D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A4:no_io_cpu1.A12</svg:desc>
                </draw:g>
              </table:table-cell>
              <table:table-cell office:value-type="float" office:value="0.136001642036125">
                <text:p>0.136001642036125</text:p>
                <draw:g>
                  <svg:desc>no_io_cpu1.B4:no_io_cpu1.B12</svg:desc>
                </draw:g>
              </table:table-cell>
              <table:table-cell office:value-type="float" office:value="0.211599745060548">
                <text:p>0.211599745060548</text:p>
                <draw:g>
                  <svg:desc>no_io_cpu1.C4:no_io_cpu1.C12</svg:desc>
                </draw:g>
              </table:table-cell>
              <table:table-cell office:value-type="float" office:value="0.333432835820896">
                <text:p>0.333432835820896</text:p>
                <draw:g>
                  <svg:desc>no_io_cpu1.D4:no_io_cpu1.D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474493927125506">
                <text:p>0.474493927125506</text:p>
              </table:table-cell>
              <table:table-cell office:value-type="float" office:value="0.246409674981104">
                <text:p>0.246409674981104</text:p>
              </table:table-cell>
              <table:table-cell office:value-type="float" office:value="0.455330634278003">
                <text:p>0.45533063427800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427901234567901">
                <text:p>0.427901234567901</text:p>
              </table:table-cell>
              <table:table-cell office:value-type="float" office:value="0.44859437751004">
                <text:p>0.4485943775100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52672955974843">
                <text:p>0.552672955974843</text:p>
              </table:table-cell>
              <table:table-cell office:value-type="float" office:value="0.429244114002478">
                <text:p>0.429244114002478</text:p>
              </table:table-cell>
              <table:table-cell office:value-type="float" office:value="0.721581196581196">
                <text:p>0.72158119658119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6119402985075">
                <text:p>0.826119402985075</text:p>
              </table:table-cell>
              <table:table-cell office:value-type="float" office:value="0.835433070866142">
                <text:p>0.835433070866142</text:p>
              </table:table-cell>
              <table:table-cell office:value-type="float" office:value="0.928455284552845">
                <text:p>0.92845528455284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2827004219409">
                <text:p>1.42827004219409</text:p>
              </table:table-cell>
              <table:table-cell office:value-type="float" office:value="1.07345679012346">
                <text:p>1.07345679012346</text:p>
              </table:table-cell>
              <table:table-cell office:value-type="float" office:value="1.07371794871795">
                <text:p>1.073717948717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75555555555556">
                <text:p>1.75555555555556</text:p>
              </table:table-cell>
              <table:table-cell office:value-type="float" office:value="1.61127450980392">
                <text:p>1.61127450980392</text:p>
              </table:table-cell>
              <table:table-cell office:value-type="float" office:value="1.45232067510549">
                <text:p>1.4523206751054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3719806763285">
                <text:p>1.83719806763285</text:p>
              </table:table-cell>
              <table:table-cell office:value-type="float" office:value="1.37818930041152">
                <text:p>1.37818930041152</text:p>
              </table:table-cell>
              <table:table-cell office:value-type="float" office:value="1.46306306306306">
                <text:p>1.4630630630630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48550724637681">
                <text:p>2.48550724637681</text:p>
              </table:table-cell>
              <table:table-cell office:value-type="float" office:value="1.40970464135021">
                <text:p>1.40970464135021</text:p>
              </table:table-cell>
              <table:table-cell office:value-type="float" office:value="1.68235294117647">
                <text:p>1.68235294117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no_io_cpu1.F3:no_io_cpu1.I12" chart:data-source-has-labels="both" svg:x="0.32cm" svg:y="0.18cm" svg:width="12.587cm" svg:height="8.64cm">
          <chartooo:coordinate-region svg:x="1.1cm" svg:y="0.379cm" svg:width="11.542cm" svg:height="7.794cm"/>
          <chart:axis chart:dimension="x" chart:name="primary-x" chart:style-name="ch4" chartooo:axis-type="auto">
            <chartooo:date-scale/>
            <chart:categories table:cell-range-address="no_io_cpu1.F4:no_io_cpu1.F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_io_cpu1.G4:no_io_cpu1.G12" chart:label-cell-address="no_io_cpu1.G3:no_io_cpu1.G3" chart:class="chart:line">
            <chart:data-point chart:repeated="9"/>
          </chart:series>
          <chart:series chart:style-name="ch7" chart:values-cell-range-address="no_io_cpu1.H4:no_io_cpu1.H12" chart:label-cell-address="no_io_cpu1.H3:no_io_cpu1.H3" chart:class="chart:line">
            <chart:data-point chart:repeated="9"/>
          </chart:series>
          <chart:series chart:style-name="ch8" chart:values-cell-range-address="no_io_cpu1.I4:no_io_cpu1.I12" chart:label-cell-address="no_io_cpu1.I3:no_io_cpu1.I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s q3</text:p>
                <draw:g>
                  <svg:desc>no_io_cpu1.G3:no_io_cpu1.G3</svg:desc>
                </draw:g>
              </table:table-cell>
              <table:table-cell office:value-type="string">
                <text:p>Mns q4</text:p>
                <draw:g>
                  <svg:desc>no_io_cpu1.H3:no_io_cpu1.H3</svg:desc>
                </draw:g>
              </table:table-cell>
              <table:table-cell office:value-type="string">
                <text:p>Mns q16</text:p>
                <draw:g>
                  <svg:desc>no_io_cpu1.I3:no_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F4:no_io_cpu1.F12</svg:desc>
                </draw:g>
              </table:table-cell>
              <table:table-cell office:value-type="float" office:value="0.237729257641921">
                <text:p>0.237729257641921</text:p>
                <draw:g>
                  <svg:desc>no_io_cpu1.G4:no_io_cpu1.G12</svg:desc>
                </draw:g>
              </table:table-cell>
              <table:table-cell office:value-type="float" office:value="0.316574585635359">
                <text:p>0.316574585635359</text:p>
                <draw:g>
                  <svg:desc>no_io_cpu1.H4:no_io_cpu1.H12</svg:desc>
                </draw:g>
              </table:table-cell>
              <table:table-cell office:value-type="float" office:value="0.643333333333333">
                <text:p>0.643333333333333</text:p>
                <draw:g>
                  <svg:desc>no_io_cpu1.I4:no_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1425">
                <text:p>0.71425</text:p>
              </table:table-cell>
              <table:table-cell office:value-type="float" office:value="0.557766990291262">
                <text:p>0.557766990291262</text:p>
              </table:table-cell>
              <table:table-cell office:value-type="float" office:value="0.737162162162162">
                <text:p>0.73716216216216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1318">
                <text:p>1.1318</text:p>
              </table:table-cell>
              <table:table-cell office:value-type="float" office:value="1.11392156862745">
                <text:p>1.11392156862745</text:p>
              </table:table-cell>
              <table:table-cell office:value-type="float" office:value="1.03685185185185">
                <text:p>1.036851851851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09157894736842">
                <text:p>1.09157894736842</text:p>
              </table:table-cell>
              <table:table-cell office:value-type="float" office:value="1.0750495049505">
                <text:p>1.0750495049505</text:p>
              </table:table-cell>
              <table:table-cell office:value-type="float" office:value="0.946034482758621">
                <text:p>0.94603448275862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05603773584906">
                <text:p>1.05603773584906</text:p>
              </table:table-cell>
              <table:table-cell office:value-type="float" office:value="1.41358024691358">
                <text:p>1.41358024691358</text:p>
              </table:table-cell>
              <table:table-cell office:value-type="float" office:value="1.22755555555556">
                <text:p>1.2275555555555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58457142857143">
                <text:p>1.58457142857143</text:p>
              </table:table-cell>
              <table:table-cell office:value-type="float" office:value="1.60571428571429">
                <text:p>1.60571428571429</text:p>
              </table:table-cell>
              <table:table-cell office:value-type="float" office:value="1.05596330275229">
                <text:p>1.0559633027522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2105376344086">
                <text:p>1.2105376344086</text:p>
              </table:table-cell>
              <table:table-cell office:value-type="float" office:value="1.00342342342342">
                <text:p>1.00342342342342</text:p>
              </table:table-cell>
              <table:table-cell office:value-type="float" office:value="1.26022988505747">
                <text:p>1.260229885057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4807692307692">
                <text:p>1.84807692307692</text:p>
              </table:table-cell>
              <table:table-cell office:value-type="float" office:value="1.28022471910112">
                <text:p>1.28022471910112</text:p>
              </table:table-cell>
              <table:table-cell office:value-type="float" office:value="1.4944">
                <text:p>1.4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1.5216">
                <text:p>1.5216</text:p>
              </table:table-cell>
              <table:table-cell office:value-type="float" office:value="1.66969696969697">
                <text:p>1.66969696969697</text:p>
              </table:table-cell>
              <table:table-cell office:value-type="float" office:value="2.56844444444444">
                <text:p>2.56844444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>
        <chart:symbol-image xlink:href="Pictures/2000000A000000FD000000FDA695A4B6.svm" xlink:type="simple" xlink:actuate="onLoad"/>
      </style:chart-properties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7cm" svg:y="2.956cm" style:legend-expansion="high" chart:style-name="ch2"/>
        <chart:plot-area chart:style-name="ch3" table:cell-range-address="no_io_cpu1.A4:no_io_cpu1.D12 no_io_cpu1.A3:no_io_cpu1.D3 no_io_cpu1.G3:no_io_cpu1.I12" chart:data-source-has-labels="both" svg:x="0.32cm" svg:y="0.18cm" svg:width="11.787cm" svg:height="8.64cm">
          <chartooo:coordinate-region svg:x="1.1cm" svg:y="0.379cm" svg:width="10.741cm" svg:height="7.794cm"/>
          <chart:axis chart:dimension="x" chart:name="primary-x" chart:style-name="ch4" chartooo:axis-type="auto">
            <chartooo:date-scale/>
            <chart:categories table:cell-range-address="no_io_cpu1.A4:no_io_cpu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_io_cpu1.B4:no_io_cpu1.B12" chart:label-cell-address="no_io_cpu1.B3:no_io_cpu1.B3" chart:class="chart:line">
            <chart:data-point chart:repeated="9"/>
          </chart:series>
          <chart:series chart:style-name="ch7" chart:values-cell-range-address="no_io_cpu1.C4:no_io_cpu1.C12" chart:label-cell-address="no_io_cpu1.C3:no_io_cpu1.C3" chart:class="chart:line">
            <chart:data-point chart:repeated="9"/>
          </chart:series>
          <chart:series chart:style-name="ch8" chart:values-cell-range-address="no_io_cpu1.D4:no_io_cpu1.D12" chart:label-cell-address="no_io_cpu1.D3:no_io_cpu1.D3" chart:class="chart:line">
            <chart:data-point chart:repeated="9"/>
          </chart:series>
          <chart:series chart:style-name="ch9" chart:values-cell-range-address="no_io_cpu1.G4:no_io_cpu1.G12" chart:label-cell-address="no_io_cpu1.G3:no_io_cpu1.G3" chart:class="chart:line">
            <chart:data-point chart:repeated="9"/>
          </chart:series>
          <chart:series chart:style-name="ch10" chart:values-cell-range-address="no_io_cpu1.H4:no_io_cpu1.H12" chart:label-cell-address="no_io_cpu1.H3:no_io_cpu1.H3" chart:class="chart:line">
            <chart:data-point chart:repeated="9"/>
          </chart:series>
          <chart:series chart:style-name="ch11" chart:values-cell-range-address="no_io_cpu1.I4:no_io_cpu1.I12" chart:label-cell-address="no_io_cpu1.I3:no_io_cpu1.I3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no_io_cpu1.B3:no_io_cpu1.B3</svg:desc>
                </draw:g>
              </table:table-cell>
              <table:table-cell office:value-type="string">
                <text:p>Ans q4</text:p>
                <draw:g>
                  <svg:desc>no_io_cpu1.C3:no_io_cpu1.C3</svg:desc>
                </draw:g>
              </table:table-cell>
              <table:table-cell office:value-type="string">
                <text:p>Ans q16</text:p>
                <draw:g>
                  <svg:desc>no_io_cpu1.D3:no_io_cpu1.D3</svg:desc>
                </draw:g>
              </table:table-cell>
              <table:table-cell office:value-type="string">
                <text:p>Mns q3</text:p>
                <draw:g>
                  <svg:desc>no_io_cpu1.G3:no_io_cpu1.G3</svg:desc>
                </draw:g>
              </table:table-cell>
              <table:table-cell office:value-type="string">
                <text:p>Mns q4</text:p>
                <draw:g>
                  <svg:desc>no_io_cpu1.H3:no_io_cpu1.H3</svg:desc>
                </draw:g>
              </table:table-cell>
              <table:table-cell office:value-type="string">
                <text:p>Mns q16</text:p>
                <draw:g>
                  <svg:desc>no_io_cpu1.I3:no_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o_io_cpu1.A4:no_io_cpu1.A12</svg:desc>
                </draw:g>
              </table:table-cell>
              <table:table-cell office:value-type="float" office:value="0.136001642036125">
                <text:p>0.136001642036125</text:p>
                <draw:g>
                  <svg:desc>no_io_cpu1.B4:no_io_cpu1.B12</svg:desc>
                </draw:g>
              </table:table-cell>
              <table:table-cell office:value-type="float" office:value="0.211599745060548">
                <text:p>0.211599745060548</text:p>
                <draw:g>
                  <svg:desc>no_io_cpu1.C4:no_io_cpu1.C12</svg:desc>
                </draw:g>
              </table:table-cell>
              <table:table-cell office:value-type="float" office:value="0.333432835820896">
                <text:p>0.333432835820896</text:p>
                <draw:g>
                  <svg:desc>no_io_cpu1.D4:no_io_cpu1.D12</svg:desc>
                </draw:g>
              </table:table-cell>
              <table:table-cell office:value-type="float" office:value="0.237729257641921">
                <text:p>0.237729257641921</text:p>
                <draw:g>
                  <svg:desc>no_io_cpu1.G4:no_io_cpu1.G12</svg:desc>
                </draw:g>
              </table:table-cell>
              <table:table-cell office:value-type="float" office:value="0.316574585635359">
                <text:p>0.316574585635359</text:p>
                <draw:g>
                  <svg:desc>no_io_cpu1.H4:no_io_cpu1.H12</svg:desc>
                </draw:g>
              </table:table-cell>
              <table:table-cell office:value-type="float" office:value="0.643333333333333">
                <text:p>0.643333333333333</text:p>
                <draw:g>
                  <svg:desc>no_io_cpu1.I4:no_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474493927125506">
                <text:p>0.474493927125506</text:p>
              </table:table-cell>
              <table:table-cell office:value-type="float" office:value="0.246409674981104">
                <text:p>0.246409674981104</text:p>
              </table:table-cell>
              <table:table-cell office:value-type="float" office:value="0.455330634278003">
                <text:p>0.455330634278003</text:p>
              </table:table-cell>
              <table:table-cell office:value-type="float" office:value="0.71425">
                <text:p>0.71425</text:p>
              </table:table-cell>
              <table:table-cell office:value-type="float" office:value="0.557766990291262">
                <text:p>0.557766990291262</text:p>
              </table:table-cell>
              <table:table-cell office:value-type="float" office:value="0.737162162162162">
                <text:p>0.73716216216216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0.427901234567901">
                <text:p>0.427901234567901</text:p>
              </table:table-cell>
              <table:table-cell office:value-type="float" office:value="0.44859437751004">
                <text:p>0.44859437751004</text:p>
              </table:table-cell>
              <table:table-cell office:value-type="float" office:value="1.1318">
                <text:p>1.1318</text:p>
              </table:table-cell>
              <table:table-cell office:value-type="float" office:value="1.11392156862745">
                <text:p>1.11392156862745</text:p>
              </table:table-cell>
              <table:table-cell office:value-type="float" office:value="1.03685185185185">
                <text:p>1.0368518518518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52672955974843">
                <text:p>0.552672955974843</text:p>
              </table:table-cell>
              <table:table-cell office:value-type="float" office:value="0.429244114002478">
                <text:p>0.429244114002478</text:p>
              </table:table-cell>
              <table:table-cell office:value-type="float" office:value="0.721581196581196">
                <text:p>0.721581196581196</text:p>
              </table:table-cell>
              <table:table-cell office:value-type="float" office:value="1.09157894736842">
                <text:p>1.09157894736842</text:p>
              </table:table-cell>
              <table:table-cell office:value-type="float" office:value="1.0750495049505">
                <text:p>1.0750495049505</text:p>
              </table:table-cell>
              <table:table-cell office:value-type="float" office:value="0.946034482758621">
                <text:p>0.94603448275862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826119402985075">
                <text:p>0.826119402985075</text:p>
              </table:table-cell>
              <table:table-cell office:value-type="float" office:value="0.835433070866142">
                <text:p>0.835433070866142</text:p>
              </table:table-cell>
              <table:table-cell office:value-type="float" office:value="0.928455284552845">
                <text:p>0.928455284552845</text:p>
              </table:table-cell>
              <table:table-cell office:value-type="float" office:value="1.05603773584906">
                <text:p>1.05603773584906</text:p>
              </table:table-cell>
              <table:table-cell office:value-type="float" office:value="1.41358024691358">
                <text:p>1.41358024691358</text:p>
              </table:table-cell>
              <table:table-cell office:value-type="float" office:value="1.22755555555556">
                <text:p>1.2275555555555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42827004219409">
                <text:p>1.42827004219409</text:p>
              </table:table-cell>
              <table:table-cell office:value-type="float" office:value="1.07345679012346">
                <text:p>1.07345679012346</text:p>
              </table:table-cell>
              <table:table-cell office:value-type="float" office:value="1.07371794871795">
                <text:p>1.07371794871795</text:p>
              </table:table-cell>
              <table:table-cell office:value-type="float" office:value="1.58457142857143">
                <text:p>1.58457142857143</text:p>
              </table:table-cell>
              <table:table-cell office:value-type="float" office:value="1.60571428571429">
                <text:p>1.60571428571429</text:p>
              </table:table-cell>
              <table:table-cell office:value-type="float" office:value="1.05596330275229">
                <text:p>1.0559633027522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75555555555556">
                <text:p>1.75555555555556</text:p>
              </table:table-cell>
              <table:table-cell office:value-type="float" office:value="1.61127450980392">
                <text:p>1.61127450980392</text:p>
              </table:table-cell>
              <table:table-cell office:value-type="float" office:value="1.45232067510549">
                <text:p>1.45232067510549</text:p>
              </table:table-cell>
              <table:table-cell office:value-type="float" office:value="1.2105376344086">
                <text:p>1.2105376344086</text:p>
              </table:table-cell>
              <table:table-cell office:value-type="float" office:value="1.00342342342342">
                <text:p>1.00342342342342</text:p>
              </table:table-cell>
              <table:table-cell office:value-type="float" office:value="1.26022988505747">
                <text:p>1.2602298850574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83719806763285">
                <text:p>1.83719806763285</text:p>
              </table:table-cell>
              <table:table-cell office:value-type="float" office:value="1.37818930041152">
                <text:p>1.37818930041152</text:p>
              </table:table-cell>
              <table:table-cell office:value-type="float" office:value="1.46306306306306">
                <text:p>1.46306306306306</text:p>
              </table:table-cell>
              <table:table-cell office:value-type="float" office:value="1.84807692307692">
                <text:p>1.84807692307692</text:p>
              </table:table-cell>
              <table:table-cell office:value-type="float" office:value="1.28022471910112">
                <text:p>1.28022471910112</text:p>
              </table:table-cell>
              <table:table-cell office:value-type="float" office:value="1.4944">
                <text:p>1.4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48550724637681">
                <text:p>2.48550724637681</text:p>
              </table:table-cell>
              <table:table-cell office:value-type="float" office:value="1.40970464135021">
                <text:p>1.40970464135021</text:p>
              </table:table-cell>
              <table:table-cell office:value-type="float" office:value="1.68235294117647">
                <text:p>1.68235294117647</text:p>
              </table:table-cell>
              <table:table-cell office:value-type="float" office:value="1.5216">
                <text:p>1.5216</text:p>
              </table:table-cell>
              <table:table-cell office:value-type="float" office:value="1.66969696969697">
                <text:p>1.66969696969697</text:p>
              </table:table-cell>
              <table:table-cell office:value-type="float" office:value="2.56844444444444">
                <text:p>2.5684444444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703cm" style:legend-expansion="high" chart:style-name="ch2"/>
        <chart:plot-area chart:style-name="ch3" table:cell-range-address="io_cpu1.A3:io_cpu1.D12" chart:data-source-has-labels="both" svg:x="0.32cm" svg:y="0.18cm" svg:width="12.64cm" svg:height="8.64cm">
          <chartooo:coordinate-region svg:x="1.1cm" svg:y="0.379cm" svg:width="11.594cm" svg:height="7.794cm"/>
          <chart:axis chart:dimension="x" chart:name="primary-x" chart:style-name="ch4" chartooo:axis-type="auto">
            <chartooo:date-scale/>
            <chart:categories table:cell-range-address="io_cpu1.A4:io_cpu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o_cpu1.B4:io_cpu1.B12" chart:label-cell-address="io_cpu1.B3:io_cpu1.B3" chart:class="chart:line">
            <chart:data-point chart:repeated="9"/>
          </chart:series>
          <chart:series chart:style-name="ch7" chart:values-cell-range-address="io_cpu1.C4:io_cpu1.C12" chart:label-cell-address="io_cpu1.C3:io_cpu1.C3" chart:class="chart:line">
            <chart:data-point chart:repeated="9"/>
          </chart:series>
          <chart:series chart:style-name="ch8" chart:values-cell-range-address="io_cpu1.D4:io_cpu1.D12" chart:label-cell-address="io_cpu1.D3:io_cpu1.D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io_cpu1.B3:io_cpu1.B3</svg:desc>
                </draw:g>
              </table:table-cell>
              <table:table-cell office:value-type="string">
                <text:p>Ans q4</text:p>
                <draw:g>
                  <svg:desc>io_cpu1.C3:io_cpu1.C3</svg:desc>
                </draw:g>
              </table:table-cell>
              <table:table-cell office:value-type="string">
                <text:p>Ans q16</text:p>
                <draw:g>
                  <svg:desc>io_cpu1.D3:io_cpu1.D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A4:io_cpu1.A12</svg:desc>
                </draw:g>
              </table:table-cell>
              <table:table-cell office:value-type="float" office:value="0.170151515151515">
                <text:p>0.170151515151515</text:p>
                <draw:g>
                  <svg:desc>io_cpu1.B4:io_cpu1.B12</svg:desc>
                </draw:g>
              </table:table-cell>
              <table:table-cell office:value-type="float" office:value="0.216271844660194">
                <text:p>0.216271844660194</text:p>
                <draw:g>
                  <svg:desc>io_cpu1.C4:io_cpu1.C12</svg:desc>
                </draw:g>
              </table:table-cell>
              <table:table-cell office:value-type="float" office:value="0.22808">
                <text:p>0.22808</text:p>
                <draw:g>
                  <svg:desc>io_cpu1.D4:io_cpu1.D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56649746192893">
                <text:p>0.556649746192893</text:p>
              </table:table-cell>
              <table:table-cell office:value-type="float" office:value="0.558181818181818">
                <text:p>0.558181818181818</text:p>
              </table:table-cell>
              <table:table-cell office:value-type="float" office:value="0.590160427807487">
                <text:p>0.59016042780748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33383458646616">
                <text:p>0.833383458646616</text:p>
              </table:table-cell>
              <table:table-cell office:value-type="float" office:value="0.976869565217391">
                <text:p>0.976869565217391</text:p>
              </table:table-cell>
              <table:table-cell office:value-type="float" office:value="1.0676">
                <text:p>1.067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51918918918919">
                <text:p>1.51918918918919</text:p>
              </table:table-cell>
              <table:table-cell office:value-type="float" office:value="1.40925">
                <text:p>1.40925</text:p>
              </table:table-cell>
              <table:table-cell office:value-type="float" office:value="1.32367816091954">
                <text:p>1.3236781609195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2837209302326">
                <text:p>1.32837209302326</text:p>
              </table:table-cell>
              <table:table-cell office:value-type="float" office:value="1.08647058823529">
                <text:p>1.08647058823529</text:p>
              </table:table-cell>
              <table:table-cell office:value-type="float" office:value="1.78984615384615">
                <text:p>1.7898461538461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60735294117647">
                <text:p>1.60735294117647</text:p>
              </table:table-cell>
              <table:table-cell office:value-type="float" office:value="1.39146341463415">
                <text:p>1.39146341463415</text:p>
              </table:table-cell>
              <table:table-cell office:value-type="float" office:value="1.79396825396825">
                <text:p>1.7939682539682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8961038961039">
                <text:p>1.48961038961039</text:p>
              </table:table-cell>
              <table:table-cell office:value-type="float" office:value="1.22042553191489">
                <text:p>1.22042553191489</text:p>
              </table:table-cell>
              <table:table-cell office:value-type="float" office:value="1.97206896551724">
                <text:p>1.97206896551724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93448275862069">
                <text:p>1.93448275862069</text:p>
              </table:table-cell>
              <table:table-cell office:value-type="float" office:value="1.47815789473684">
                <text:p>1.47815789473684</text:p>
              </table:table-cell>
              <table:table-cell office:value-type="float" office:value="1.99428571428572">
                <text:p>1.99428571428572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34297872340425">
                <text:p>2.34297872340425</text:p>
              </table:table-cell>
              <table:table-cell office:value-type="float" office:value="1.66529411764706">
                <text:p>1.66529411764706</text:p>
              </table:table-cell>
              <table:table-cell office:value-type="float" office:value="2.01259259259259">
                <text:p>2.0125925925925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703cm" style:legend-expansion="high" chart:style-name="ch2"/>
        <chart:plot-area chart:style-name="ch3" table:cell-range-address="io_cpu1.F3:io_cpu1.I12" chart:data-source-has-labels="both" svg:x="0.32cm" svg:y="0.18cm" svg:width="12.587cm" svg:height="8.64cm">
          <chartooo:coordinate-region svg:x="1.312cm" svg:y="0.379cm" svg:width="11.329cm" svg:height="7.794cm"/>
          <chart:axis chart:dimension="x" chart:name="primary-x" chart:style-name="ch4" chartooo:axis-type="auto">
            <chartooo:date-scale/>
            <chart:categories table:cell-range-address="io_cpu1.F4:io_cpu1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_cpu1.G4:io_cpu1.G12" chart:label-cell-address="io_cpu1.G3:io_cpu1.G3" chart:class="chart:line">
            <chart:data-point chart:repeated="9"/>
          </chart:series>
          <chart:series chart:style-name="ch8" chart:values-cell-range-address="io_cpu1.H4:io_cpu1.H12" chart:label-cell-address="io_cpu1.H3:io_cpu1.H3" chart:class="chart:line">
            <chart:data-point chart:repeated="9"/>
          </chart:series>
          <chart:series chart:style-name="ch9" chart:values-cell-range-address="io_cpu1.I4:io_cpu1.I12" chart:label-cell-address="io_cpu1.I3:io_cpu1.I3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ns q3</text:p>
                <draw:g>
                  <svg:desc>io_cpu1.G3:io_cpu1.G3</svg:desc>
                </draw:g>
              </table:table-cell>
              <table:table-cell office:value-type="string">
                <text:p>Mns q4</text:p>
                <draw:g>
                  <svg:desc>io_cpu1.H3:io_cpu1.H3</svg:desc>
                </draw:g>
              </table:table-cell>
              <table:table-cell office:value-type="string">
                <text:p>Mns q16</text:p>
                <draw:g>
                  <svg:desc>io_cpu1.I3: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F4:io_cpu1.F12</svg:desc>
                </draw:g>
              </table:table-cell>
              <table:table-cell office:value-type="float" office:value="0.370198675496689">
                <text:p>0.370198675496689</text:p>
                <draw:g>
                  <svg:desc>io_cpu1.G4:io_cpu1.G12</svg:desc>
                </draw:g>
              </table:table-cell>
              <table:table-cell office:value-type="float" office:value="0.440629921259843">
                <text:p>0.440629921259843</text:p>
                <draw:g>
                  <svg:desc>io_cpu1.H4:io_cpu1.H12</svg:desc>
                </draw:g>
              </table:table-cell>
              <table:table-cell office:value-type="float" office:value="0.292378516624041">
                <text:p>0.292378516624041</text:p>
                <draw:g>
                  <svg:desc>io_cpu1.I4: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0.864732824427481">
                <text:p>0.864732824427481</text:p>
              </table:table-cell>
              <table:table-cell office:value-type="float" office:value="0.774383561643836">
                <text:p>0.7743835616438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0.853846153846154">
                <text:p>0.853846153846154</text:p>
              </table:table-cell>
              <table:table-cell office:value-type="float" office:value="1.15897959183673">
                <text:p>1.158979591836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1.62896551724138">
                <text:p>1.62896551724138</text:p>
              </table:table-cell>
              <table:table-cell office:value-type="float" office:value="1.66328358208955">
                <text:p>1.663283582089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.17686274509804">
                <text:p>2.17686274509804</text:p>
              </table:table-cell>
              <table:table-cell office:value-type="float" office:value="1.9833734939759">
                <text:p>1.9833734939759</text:p>
              </table:table-cell>
              <table:table-cell office:value-type="float" office:value="1.90068965517241">
                <text:p>1.900689655172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76857142857143">
                <text:p>1.76857142857143</text:p>
              </table:table-cell>
              <table:table-cell office:value-type="float" office:value="2.05090909090909">
                <text:p>2.05090909090909</text:p>
              </table:table-cell>
              <table:table-cell office:value-type="float" office:value="1.69558823529412">
                <text:p>1.695588235294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.00561403508772">
                <text:p>2.00561403508772</text:p>
              </table:table-cell>
              <table:table-cell office:value-type="float" office:value="2.48977777777778">
                <text:p>2.48977777777778</text:p>
              </table:table-cell>
              <table:table-cell office:value-type="float" office:value="2.25294117647059">
                <text:p>2.2529411764705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56">
                <text:p>1.56</text:p>
              </table:table-cell>
              <table:table-cell office:value-type="float" office:value="2.2588">
                <text:p>2.2588</text:p>
              </table:table-cell>
              <table:table-cell office:value-type="float" office:value="1.74920634920635">
                <text:p>1.749206349206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14452830188679">
                <text:p>2.14452830188679</text:p>
              </table:table-cell>
              <table:table-cell office:value-type="float" office:value="2.23344827586207">
                <text:p>2.23344827586207</text:p>
              </table:table-cell>
              <table:table-cell office:value-type="float" office:value="1.41382716049383">
                <text:p>1.413827160493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>
        <chart:symbol-image xlink:href="Pictures/2000000A000000FD000000FDA695A4B6.svm" xlink:type="simple" xlink:actuate="onLoad"/>
      </style:chart-properties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27cm" svg:y="2.956cm" style:legend-expansion="high" chart:style-name="ch2"/>
        <chart:plot-area chart:style-name="ch3" table:cell-range-address="io_cpu1.A4:io_cpu1.D12 io_cpu1.A3:io_cpu1.D3 io_cpu1.G3:io_cpu1.I12" chart:data-source-has-labels="both" svg:x="0.32cm" svg:y="0.18cm" svg:width="11.787cm" svg:height="8.64cm">
          <chartooo:coordinate-region svg:x="1.312cm" svg:y="0.379cm" svg:width="10.529cm" svg:height="7.794cm"/>
          <chart:axis chart:dimension="x" chart:name="primary-x" chart:style-name="ch4" chartooo:axis-type="auto">
            <chartooo:date-scale/>
            <chart:categories table:cell-range-address="io_cpu1.A4:io_cpu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o_cpu1.B4:io_cpu1.B12" chart:label-cell-address="io_cpu1.B3:io_cpu1.B3" chart:class="chart:line">
            <chart:data-point chart:repeated="9"/>
          </chart:series>
          <chart:series chart:style-name="ch8" chart:values-cell-range-address="io_cpu1.C4:io_cpu1.C12" chart:label-cell-address="io_cpu1.C3:io_cpu1.C3" chart:class="chart:line">
            <chart:data-point chart:repeated="9"/>
          </chart:series>
          <chart:series chart:style-name="ch9" chart:values-cell-range-address="io_cpu1.D4:io_cpu1.D12" chart:label-cell-address="io_cpu1.D3:io_cpu1.D3" chart:class="chart:line">
            <chart:data-point chart:repeated="9"/>
          </chart:series>
          <chart:series chart:style-name="ch10" chart:values-cell-range-address="io_cpu1.G4:io_cpu1.G12" chart:label-cell-address="io_cpu1.G3:io_cpu1.G3" chart:class="chart:line">
            <chart:data-point chart:repeated="9"/>
          </chart:series>
          <chart:series chart:style-name="ch11" chart:values-cell-range-address="io_cpu1.H4:io_cpu1.H12" chart:label-cell-address="io_cpu1.H3:io_cpu1.H3" chart:class="chart:line">
            <chart:data-point chart:repeated="9"/>
          </chart:series>
          <chart:series chart:style-name="ch12" chart:values-cell-range-address="io_cpu1.I4:io_cpu1.I12" chart:label-cell-address="io_cpu1.I3:io_cpu1.I3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s q3</text:p>
                <draw:g>
                  <svg:desc>io_cpu1.B3:io_cpu1.B3</svg:desc>
                </draw:g>
              </table:table-cell>
              <table:table-cell office:value-type="string">
                <text:p>Ans q4</text:p>
                <draw:g>
                  <svg:desc>io_cpu1.C3:io_cpu1.C3</svg:desc>
                </draw:g>
              </table:table-cell>
              <table:table-cell office:value-type="string">
                <text:p>Ans q16</text:p>
                <draw:g>
                  <svg:desc>io_cpu1.D3:io_cpu1.D3</svg:desc>
                </draw:g>
              </table:table-cell>
              <table:table-cell office:value-type="string">
                <text:p>Mns q3</text:p>
                <draw:g>
                  <svg:desc>io_cpu1.G3:io_cpu1.G3</svg:desc>
                </draw:g>
              </table:table-cell>
              <table:table-cell office:value-type="string">
                <text:p>Mns q4</text:p>
                <draw:g>
                  <svg:desc>io_cpu1.H3:io_cpu1.H3</svg:desc>
                </draw:g>
              </table:table-cell>
              <table:table-cell office:value-type="string">
                <text:p>Mns q16</text:p>
                <draw:g>
                  <svg:desc>io_cpu1.I3:io_cpu1.I3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io_cpu1.A4:io_cpu1.A12</svg:desc>
                </draw:g>
              </table:table-cell>
              <table:table-cell office:value-type="float" office:value="0.170151515151515">
                <text:p>0.170151515151515</text:p>
                <draw:g>
                  <svg:desc>io_cpu1.B4:io_cpu1.B12</svg:desc>
                </draw:g>
              </table:table-cell>
              <table:table-cell office:value-type="float" office:value="0.216271844660194">
                <text:p>0.216271844660194</text:p>
                <draw:g>
                  <svg:desc>io_cpu1.C4:io_cpu1.C12</svg:desc>
                </draw:g>
              </table:table-cell>
              <table:table-cell office:value-type="float" office:value="0.22808">
                <text:p>0.22808</text:p>
                <draw:g>
                  <svg:desc>io_cpu1.D4:io_cpu1.D12</svg:desc>
                </draw:g>
              </table:table-cell>
              <table:table-cell office:value-type="float" office:value="0.370198675496689">
                <text:p>0.370198675496689</text:p>
                <draw:g>
                  <svg:desc>io_cpu1.G4:io_cpu1.G12</svg:desc>
                </draw:g>
              </table:table-cell>
              <table:table-cell office:value-type="float" office:value="0.440629921259843">
                <text:p>0.440629921259843</text:p>
                <draw:g>
                  <svg:desc>io_cpu1.H4:io_cpu1.H12</svg:desc>
                </draw:g>
              </table:table-cell>
              <table:table-cell office:value-type="float" office:value="0.292378516624041">
                <text:p>0.292378516624041</text:p>
                <draw:g>
                  <svg:desc>io_cpu1.I4:io_cpu1.I12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56649746192893">
                <text:p>0.556649746192893</text:p>
              </table:table-cell>
              <table:table-cell office:value-type="float" office:value="0.558181818181818">
                <text:p>0.558181818181818</text:p>
              </table:table-cell>
              <table:table-cell office:value-type="float" office:value="0.590160427807487">
                <text:p>0.590160427807487</text:p>
              </table:table-cell>
              <table:table-cell office:value-type="float" office:value="0.933670886075949">
                <text:p>0.933670886075949</text:p>
              </table:table-cell>
              <table:table-cell office:value-type="float" office:value="0.864732824427481">
                <text:p>0.864732824427481</text:p>
              </table:table-cell>
              <table:table-cell office:value-type="float" office:value="0.774383561643836">
                <text:p>0.7743835616438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33383458646616">
                <text:p>0.833383458646616</text:p>
              </table:table-cell>
              <table:table-cell office:value-type="float" office:value="0.976869565217391">
                <text:p>0.976869565217391</text:p>
              </table:table-cell>
              <table:table-cell office:value-type="float" office:value="1.0676">
                <text:p>1.0676</text:p>
              </table:table-cell>
              <table:table-cell office:value-type="float" office:value="1.31798165137615">
                <text:p>1.31798165137615</text:p>
              </table:table-cell>
              <table:table-cell office:value-type="float" office:value="0.853846153846154">
                <text:p>0.853846153846154</text:p>
              </table:table-cell>
              <table:table-cell office:value-type="float" office:value="1.15897959183673">
                <text:p>1.1589795918367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1.51918918918919">
                <text:p>1.51918918918919</text:p>
              </table:table-cell>
              <table:table-cell office:value-type="float" office:value="1.40925">
                <text:p>1.40925</text:p>
              </table:table-cell>
              <table:table-cell office:value-type="float" office:value="1.32367816091954">
                <text:p>1.32367816091954</text:p>
              </table:table-cell>
              <table:table-cell office:value-type="float" office:value="2.09963636363636">
                <text:p>2.09963636363636</text:p>
              </table:table-cell>
              <table:table-cell office:value-type="float" office:value="1.62896551724138">
                <text:p>1.62896551724138</text:p>
              </table:table-cell>
              <table:table-cell office:value-type="float" office:value="1.66328358208955">
                <text:p>1.663283582089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32837209302326">
                <text:p>1.32837209302326</text:p>
              </table:table-cell>
              <table:table-cell office:value-type="float" office:value="1.08647058823529">
                <text:p>1.08647058823529</text:p>
              </table:table-cell>
              <table:table-cell office:value-type="float" office:value="1.78984615384615">
                <text:p>1.78984615384615</text:p>
              </table:table-cell>
              <table:table-cell office:value-type="float" office:value="2.17686274509804">
                <text:p>2.17686274509804</text:p>
              </table:table-cell>
              <table:table-cell office:value-type="float" office:value="1.9833734939759">
                <text:p>1.9833734939759</text:p>
              </table:table-cell>
              <table:table-cell office:value-type="float" office:value="1.90068965517241">
                <text:p>1.90068965517241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1.60735294117647">
                <text:p>1.60735294117647</text:p>
              </table:table-cell>
              <table:table-cell office:value-type="float" office:value="1.39146341463415">
                <text:p>1.39146341463415</text:p>
              </table:table-cell>
              <table:table-cell office:value-type="float" office:value="1.79396825396825">
                <text:p>1.79396825396825</text:p>
              </table:table-cell>
              <table:table-cell office:value-type="float" office:value="1.76857142857143">
                <text:p>1.76857142857143</text:p>
              </table:table-cell>
              <table:table-cell office:value-type="float" office:value="2.05090909090909">
                <text:p>2.05090909090909</text:p>
              </table:table-cell>
              <table:table-cell office:value-type="float" office:value="1.69558823529412">
                <text:p>1.6955882352941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1.48961038961039">
                <text:p>1.48961038961039</text:p>
              </table:table-cell>
              <table:table-cell office:value-type="float" office:value="1.22042553191489">
                <text:p>1.22042553191489</text:p>
              </table:table-cell>
              <table:table-cell office:value-type="float" office:value="1.97206896551724">
                <text:p>1.97206896551724</text:p>
              </table:table-cell>
              <table:table-cell office:value-type="float" office:value="2.00561403508772">
                <text:p>2.00561403508772</text:p>
              </table:table-cell>
              <table:table-cell office:value-type="float" office:value="2.48977777777778">
                <text:p>2.48977777777778</text:p>
              </table:table-cell>
              <table:table-cell office:value-type="float" office:value="2.25294117647059">
                <text:p>2.2529411764705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1.93448275862069">
                <text:p>1.93448275862069</text:p>
              </table:table-cell>
              <table:table-cell office:value-type="float" office:value="1.47815789473684">
                <text:p>1.47815789473684</text:p>
              </table:table-cell>
              <table:table-cell office:value-type="float" office:value="1.99428571428572">
                <text:p>1.99428571428572</text:p>
              </table:table-cell>
              <table:table-cell office:value-type="float" office:value="1.56">
                <text:p>1.56</text:p>
              </table:table-cell>
              <table:table-cell office:value-type="float" office:value="2.2588">
                <text:p>2.2588</text:p>
              </table:table-cell>
              <table:table-cell office:value-type="float" office:value="1.74920634920635">
                <text:p>1.7492063492063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.34297872340425">
                <text:p>2.34297872340425</text:p>
              </table:table-cell>
              <table:table-cell office:value-type="float" office:value="1.66529411764706">
                <text:p>1.66529411764706</text:p>
              </table:table-cell>
              <table:table-cell office:value-type="float" office:value="2.01259259259259">
                <text:p>2.01259259259259</text:p>
              </table:table-cell>
              <table:table-cell office:value-type="float" office:value="2.14452830188679">
                <text:p>2.14452830188679</text:p>
              </table:table-cell>
              <table:table-cell office:value-type="float" office:value="2.23344827586207">
                <text:p>2.23344827586207</text:p>
              </table:table-cell>
              <table:table-cell office:value-type="float" office:value="1.41382716049383">
                <text:p>1.413827160493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